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2.221cm" fo:min-width="3.54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95cm" fo:min-width="3.09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93cm" fo:min-width="4.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46cm" fo:min-width="2.1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2.4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74cm" fo:min-width="2.194cm"/>
      <style:paragraph-properties style:writing-mode="lr-tb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</style:style>
    <style:style style:name="gr9" style:family="graphic" style:parent-style-name="objectwithoutfill">
      <style:graphic-properties draw:marker-end="Arrowheads_20_10" draw:marker-end-width="0.3cm" draw:fill="none" draw:textarea-vertical-align="middle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444cm" fo:min-width="2.869cm"/>
      <style:paragraph-properties style:writing-mode="lr-tb"/>
    </style:style>
    <style:style style:name="gr13" style:family="graphic" style:parent-style-name="objectwithoutfill">
      <style:graphic-properties draw:marker-end="Arrowheads_20_14" draw:marker-end-width="0.3cm" draw:fill="none" draw:textarea-vertical-align="middle"/>
    </style:style>
    <style:style style:name="gr14" style:family="graphic" style:parent-style-name="objectwithoutfill">
      <style:graphic-properties draw:marker-end="Arrowheads_20_16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5.465cm" fo:min-width="2.99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465cm" fo:min-width="2.6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546cm" fo:min-width="1.52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23cm" fo:min-width="1.7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22cm" fo:min-width="2.194cm"/>
      <style:paragraph-properties style:writing-mode="lr-tb"/>
    </style:style>
    <style:style style:name="gr20" style:family="graphic" style:parent-style-name="objectwithoutfill">
      <style:graphic-properties draw:marker-end="Arrowheads_20_19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546cm" fo:min-width="1.52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22cm" fo:min-width="1.5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546cm" fo:min-width="1.072cm"/>
      <style:paragraph-properties style:writing-mode="lr-tb"/>
    </style:style>
    <style:style style:name="gr24" style:family="graphic" style:parent-style-name="objectwithoutfill">
      <style:graphic-properties draw:marker-end="Arrowheads_20_20" draw:marker-end-width="0.3cm" draw:fill="none" draw:textarea-vertical-align="middle"/>
    </style:style>
    <style:style style:name="gr25" style:family="graphic" style:parent-style-name="objectwithoutfill">
      <style:graphic-properties draw:marker-end="Arrowheads_20_21" draw:marker-end-width="0.3cm" draw:fill="none" draw:textarea-vertical-align="middle"/>
    </style:style>
    <style:style style:name="gr26" style:family="graphic" style:parent-style-name="objectwithoutfill">
      <style:graphic-properties draw:marker-end="Arrowheads_20_22" draw:marker-end-width="0.3cm" draw:fill="none" draw:textarea-vertical-align="middle"/>
    </style:style>
    <style:style style:name="gr27" style:family="graphic" style:parent-style-name="objectwithoutfill">
      <style:graphic-properties draw:marker-end="Arrowheads_20_23" draw:marker-end-width="0.3cm" draw:fill="none" draw:textarea-vertical-align="middle"/>
    </style:style>
    <style:style style:name="gr28" style:family="graphic" style:parent-style-name="objectwithoutfill">
      <style:graphic-properties draw:marker-end="Arrowheads_20_24" draw:marker-end-width="0.3cm" draw:fill="none" draw:textarea-vertical-align="middle"/>
    </style:style>
    <style:style style:name="gr29" style:family="graphic" style:parent-style-name="objectwithoutfill">
      <style:graphic-properties draw:marker-end="Arrowheads_20_25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873cm" fo:min-width="1.9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874cm" fo:min-width="1.296cm"/>
      <style:paragraph-properties style:writing-mode="lr-tb"/>
    </style:style>
    <style:style style:name="gr32" style:family="graphic" style:parent-style-name="objectwithoutfill">
      <style:graphic-properties draw:marker-end="Arrowheads_20_26" draw:marker-end-width="0.3cm" draw:fill="none" draw:textarea-vertical-align="middle"/>
    </style:style>
    <style:style style:name="gr33" style:family="graphic" style:parent-style-name="objectwithoutfill">
      <style:graphic-properties draw:marker-end="Arrowheads_20_27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873cm" fo:min-width="2.86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873cm" fo:min-width="1.296cm"/>
      <style:paragraph-properties style:writing-mode="lr-tb"/>
    </style:style>
    <style:style style:name="gr36" style:family="graphic" style:parent-style-name="objectwithoutfill">
      <style:graphic-properties draw:marker-end="Arrowheads_20_28" draw:marker-end-width="0.3cm" draw:fill="none" draw:textarea-vertical-align="middle"/>
    </style:style>
    <style:style style:name="gr37" style:family="graphic" style:parent-style-name="objectwithoutfill">
      <style:graphic-properties draw:marker-end="Arrowheads_20_2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3.493cm" svg:x="5.127cm" svg:y="1.952cm">
          <text:p text:style-name="P1">Tech/Gov’t</text:p>
          <text:p text:style-name="P1">inter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08cm" svg:height="3.175cm" svg:x="2.27cm" svg:y="7.032cm">
          <text:p text:style-name="P1">Hardwa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7.62cm" svg:height="4.445cm" svg:x="10.525cm" svg:y="5.445cm">
          <text:p text:style-name="P1">Software that the gov’t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3.81cm" svg:height="2.54cm" svg:x="7.35cm" svg:y="10.842cm">
          <text:p text:style-name="P1">Uses (read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4.128cm" svg:height="2.54cm" svg:x="15.922cm" svg:y="11.16cm">
          <text:p text:style-name="P1">Produces</text:p>
          <text:p text:style-name="P1">(write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3.81cm" svg:height="1.588cm" svg:x="1.317cm" svg:y="11.477cm">
          <text:p text:style-name="P1">S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5.964cm" svg:y1="4.934cm" svg:x2="4.81cm" svg:y2="7.032cm" draw:start-shape="id1" draw:start-glue-point="7" draw:end-shape="id2" draw:end-glue-point="4" svg:d="M5964 4934l-1154 2098" svg:viewBox="0 0 1155 2099">
          <text:p/>
        </draw:connector>
        <draw:connector draw:style-name="gr8" draw:text-style-name="P3" draw:layer="layout" draw:type="line" svg:x1="10.005cm" svg:y1="4.934cm" svg:x2="14.335cm" svg:y2="5.445cm" draw:start-shape="id1" draw:start-glue-point="9" draw:end-shape="id3" draw:end-glue-point="4" svg:d="M10005 4934l4330 511" svg:viewBox="0 0 4331 512">
          <text:p/>
        </draw:connector>
        <draw:connector draw:style-name="gr9" draw:text-style-name="P3" draw:layer="layout" draw:type="line" svg:x1="11.64cm" svg:y1="9.239cm" svg:x2="9.255cm" svg:y2="10.842cm" draw:start-shape="id3" draw:start-glue-point="7" draw:end-shape="id4" draw:end-glue-point="4" svg:d="M11640 9239l-2385 1603" svg:viewBox="0 0 2386 1604">
          <text:p/>
        </draw:connector>
        <draw:connector draw:style-name="gr10" draw:text-style-name="P3" draw:layer="layout" draw:type="line" svg:x1="17.03cm" svg:y1="9.239cm" svg:x2="17.986cm" svg:y2="11.16cm" draw:start-shape="id3" draw:start-glue-point="9" draw:end-shape="id5" draw:end-glue-point="4" svg:d="M17030 9239l956 1921" svg:viewBox="0 0 957 1922">
          <text:p/>
        </draw:connector>
        <draw:connector draw:style-name="gr11" draw:text-style-name="P3" draw:layer="layout" draw:type="line" svg:x1="4.81cm" svg:y1="10.207cm" svg:x2="3.222cm" svg:y2="11.477cm" draw:start-shape="id2" draw:start-glue-point="8" draw:end-shape="id6" draw:end-glue-point="4" svg:d="M4810 10207l-1588 1270" svg:viewBox="0 0 1589 1271">
          <text:p/>
        </draw:connector>
        <draw:custom-shape draw:style-name="gr12" draw:text-style-name="P1" xml:id="id7" draw:id="id7" draw:layer="layout" svg:width="4.763cm" svg:height="3.81cm" svg:x="10.842cm" svg:y="12.112cm">
          <text:p text:style-name="P1">Requires</text:p>
          <text:p text:style-name="P1">citizens to 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4.335cm" svg:y1="9.89cm" svg:x2="13.224cm" svg:y2="12.112cm" draw:start-shape="id3" draw:start-glue-point="8" draw:end-shape="id7" draw:end-glue-point="4" svg:d="M14335 9890l-1111 2222" svg:viewBox="0 0 1112 2223">
          <text:p/>
        </draw:connector>
        <draw:connector draw:style-name="gr14" draw:text-style-name="P3" draw:layer="layout" draw:type="line" svg:x1="11.539cm" svg:y1="15.364cm" svg:x2="9.89cm" svg:y2="17.827cm" draw:start-shape="id7" draw:start-glue-point="7" draw:end-shape="id8" draw:end-glue-point="4" svg:d="M11539 15364l-1649 2463" svg:viewBox="0 0 1650 2464">
          <text:p/>
        </draw:connector>
        <draw:custom-shape draw:style-name="gr15" draw:text-style-name="P1" xml:id="id12" draw:id="id12" draw:layer="layout" svg:width="3.492cm" svg:height="5.715cm" svg:x="13.065cm" svg:y="16.557cm">
          <text:p text:style-name="P1">...that</text:p>
          <text:p text:style-name="P1">would</text:p>
          <text:p text:style-name="P1">have</text:p>
          <text:p text:style-name="P1">been</text:p>
          <text:p text:style-name="P1">public</text:p>
          <text:p text:style-name="P1">domain</text:p>
          <text:p text:style-name="P1">previously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3.175cm" svg:height="5.715cm" svg:x="17.192cm" svg:y="16.557cm">
          <text:p text:style-name="P1">...that</text:p>
          <text:p text:style-name="P1">would</text:p>
          <text:p text:style-name="P1">have</text:p>
          <text:p text:style-name="P1">been</text:p>
          <text:p text:style-name="P1">proprietary</text:p>
          <text:p text:style-name="P1">previously</text:p>
          <draw:enhanced-geometry svg:viewBox="0 0 21600 21600" draw:type="rectangle" draw:enhanced-path="M 0 0 L 21600 0 21600 21600 0 21600 0 0 Z N"/>
        </draw:custom-shape>
        <draw:custom-shape draw:style-name="gr17" draw:text-style-name="P1" xml:id="id14" draw:id="id14" draw:layer="layout" svg:width="2.858cm" svg:height="2.54cm" svg:x="12.747cm" svg:y="22.907cm">
          <text:p text:style-name="P1">S5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8" draw:id="id8" draw:layer="layout" svg:width="3.175cm" svg:height="2.223cm" svg:x="8.302cm" svg:y="17.827cm">
          <text:p text:style-name="P1">In gener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9" draw:id="id9" draw:layer="layout" svg:width="3.81cm" svg:height="2.222cm" svg:x="7.985cm" svg:y="20.685cm">
          <text:p text:style-name="P1">On websi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13.224cm" svg:y1="15.922cm" svg:x2="11.237cm" svg:y2="21.01cm" draw:start-shape="id7" draw:start-glue-point="8" draw:end-shape="id9" draw:end-glue-point="11" svg:d="M13224 15922l-1987 5088" svg:viewBox="0 0 1988 5089">
          <text:p/>
        </draw:connector>
        <draw:custom-shape draw:style-name="gr21" draw:text-style-name="P1" xml:id="id15" draw:id="id15" draw:layer="layout" svg:width="2.857cm" svg:height="2.54cm" svg:x="17.51cm" svg:y="23.225cm">
          <text:p text:style-name="P1">S5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0" draw:id="id10" draw:layer="layout" svg:width="2.858cm" svg:height="2.222cm" svg:x="4.492cm" svg:y="18.78cm">
          <text:p text:style-name="P1">S9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1" draw:id="id11" draw:layer="layout" svg:width="2.222cm" svg:height="2.54cm" svg:x="4.175cm" svg:y="22.272cm">
          <text:p text:style-name="P1">S9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3" draw:layer="layout" draw:type="line" svg:x1="8.302cm" svg:y1="18.939cm" svg:x2="7.35cm" svg:y2="19.891cm" draw:start-shape="id8" draw:start-glue-point="6" draw:end-shape="id10" draw:end-glue-point="10" svg:d="M8302 18939l-952 952" svg:viewBox="0 0 953 953">
          <text:p/>
        </draw:connector>
        <draw:connector draw:style-name="gr25" draw:text-style-name="P3" draw:layer="layout" draw:type="line" svg:x1="7.985cm" svg:y1="21.796cm" svg:x2="6.397cm" svg:y2="23.542cm" draw:start-shape="id9" draw:start-glue-point="6" draw:end-shape="id11" draw:end-glue-point="10" svg:d="M7985 21796l-1588 1746" svg:viewBox="0 0 1589 1747">
          <text:p/>
        </draw:connector>
        <draw:connector draw:style-name="gr26" draw:text-style-name="P3" draw:layer="layout" draw:type="line" svg:x1="17.986cm" svg:y1="13.7cm" svg:x2="14.811cm" svg:y2="16.557cm" draw:start-shape="id5" draw:start-glue-point="8" draw:end-shape="id12" draw:end-glue-point="0" svg:d="M17986 13700l-3175 2857" svg:viewBox="0 0 3176 2858">
          <text:p/>
        </draw:connector>
        <draw:connector draw:style-name="gr27" draw:text-style-name="P3" draw:layer="layout" draw:type="line" svg:x1="17.986cm" svg:y1="13.7cm" svg:x2="18.779cm" svg:y2="16.557cm" draw:start-shape="id5" draw:start-glue-point="8" draw:end-shape="id13" draw:end-glue-point="0" svg:d="M17986 13700l793 2857" svg:viewBox="0 0 794 2858">
          <text:p/>
        </draw:connector>
        <draw:connector draw:style-name="gr28" draw:text-style-name="P3" draw:layer="layout" draw:type="line" svg:x1="14.811cm" svg:y1="22.272cm" svg:x2="14.176cm" svg:y2="22.907cm" draw:start-shape="id12" draw:start-glue-point="2" draw:end-shape="id14" draw:end-glue-point="4" svg:d="M14811 22272l-635 635" svg:viewBox="0 0 636 636">
          <text:p/>
        </draw:connector>
        <draw:connector draw:style-name="gr29" draw:text-style-name="P3" draw:layer="layout" draw:type="line" svg:x1="18.779cm" svg:y1="22.272cm" svg:x2="18.938cm" svg:y2="23.225cm" draw:start-shape="id13" draw:start-glue-point="2" draw:end-shape="id15" draw:end-glue-point="4" svg:d="M18779 22272l159 953" svg:viewBox="0 0 160 954">
          <text:p/>
        </draw:connector>
        <draw:custom-shape draw:style-name="gr30" draw:text-style-name="P1" xml:id="id16" draw:id="id16" draw:layer="layout" svg:width="3.492cm" svg:height="1.587cm" svg:x="1.635cm" svg:y="13.7cm">
          <text:p text:style-name="P1">In gener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2.54cm" svg:height="1.588cm" svg:x="1.635cm" svg:y="15.922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3" draw:layer="layout" draw:type="line" svg:x1="7.35cm" svg:y1="12.112cm" svg:x2="4.616cm" svg:y2="13.932cm" draw:start-shape="id4" draw:start-glue-point="6" draw:end-shape="id16" draw:end-glue-point="11" svg:d="M7350 12112l-2734 1820" svg:viewBox="0 0 2735 1821">
          <text:p/>
        </draw:connector>
        <draw:line draw:style-name="gr33" draw:text-style-name="P3" draw:layer="layout" svg:x1="3.54cm" svg:y1="15.287cm" svg:x2="2.905cm" svg:y2="15.922cm">
          <text:p/>
        </draw:line>
        <draw:custom-shape draw:style-name="gr34" draw:text-style-name="P1" draw:layer="layout" svg:width="4.762cm" svg:height="1.587cm" svg:x="5.536cm" svg:y="14.274cm">
          <text:p text:style-name="P1">In prosecu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54cm" svg:height="1.587cm" svg:x="5.127cm" svg:y="16.24cm">
          <text:p text:style-name="P1">S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3" draw:layer="layout" svg:x1="9.255cm" svg:y1="13.382cm" svg:x2="7.985cm" svg:y2="14.335cm">
          <text:p/>
        </draw:line>
        <draw:line draw:style-name="gr37" draw:text-style-name="P3" draw:layer="layout" svg:x1="7.985cm" svg:y1="15.922cm" svg:x2="7.35cm" svg:y2="16.5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6" draw:display-name="Arrowheads 6" svg:viewBox="0 7 20 13" svg:d="M0 20l10-13 10 13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mr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18:40:19.666688271</meta:creation-date>
    <dc:date>2021-10-19T18:59:02.233387948</dc:date>
    <meta:editing-duration>PT8M27S</meta:editing-duration>
    <meta:editing-cycles>1</meta:editing-cycles>
    <meta:document-statistic meta:object-count="37"/>
    <meta:generator>LibreOffice/7.0.5.2$MacOSX_X86_64 LibreOffice_project/64390860c6cd0aca4beafafcfd84613dd9dfb63a</meta:generator>
  </office:meta>
</office:document-meta>
</file>